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bold" style:font-weight-asian="bold" style:font-weight-complex="bold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weight-asian="bold" style:font-weight-complex="bold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42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3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14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5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6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0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2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1" fo:font-size="7pt" style:text-underline-style="none" fo:font-weight="normal" style:font-size-asian="7pt" style:font-size-complex="7pt"/>
    </style:style>
    <style:style style:name="ce2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80" style:family="table-cell" style:parent-style-name="Default">
      <style:text-properties fo:font-size="12pt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31" office:value-type="string" calcext:value-type="string">
              <text:p>DATA</text:p>
            </table:table-cell>
            <table:table-cell table:style-name="ce37" office:value-type="string" calcext:value-type="string">
              <text:p>NF - SERV. PROD. </text:p>
            </table:table-cell>
            <table:table-cell table:style-name="ce42" office:value-type="string" calcext:value-type="string">
              <text:p>R$</text:p>
            </table:table-cell>
            <table:table-cell table:style-name="ce45"/>
            <table:table-cell table:style-name="ce47" office:value-type="string" calcext:value-type="string">
              <text:p>PAGO</text:p>
            </table:table-cell>
            <table:table-cell table:style-name="ce42" office:value-type="string" calcext:value-type="string">
              <text:p>VALOR</text:p>
            </table:table-cell>
            <table:table-cell table:style-name="ce31" office:value-type="string" calcext:value-type="string">
              <text:p>DATA</text:p>
            </table:table-cell>
            <table:table-cell table:style-name="ce70" office:value-type="string" calcext:value-type="string">
              <text:p>SALDO DEVEDOR</text:p>
            </table:table-cell>
            <table:table-cell table:style-name="ce47" office:value-type="string" calcext:value-type="string">
              <text:p>OBS.:</text:p>
            </table:table-cell>
            <table:table-cell table:style-name="ce80" table:number-columns-repeated="55"/>
          </table:table-row>
        </table:table-header-rows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8" office:value-type="string" calcext:value-type="string">
            <text:p>Mens. 08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3" office:value-type="float" office:value="420" calcext:value-type="float">
            <text:p>420,00</text:p>
          </table:table-cell>
          <table:table-cell table:style-name="ce2" office:value-type="date" office:date-value="2024-12-06" calcext:value-type="date">
            <text:p>06/12/2024</text:p>
          </table:table-cell>
          <table:table-cell table:style-name="ce22" table:formula="of:=[.C2]-[.F2]" office:value-type="float" office:value="360" calcext:value-type="float">
            <text:p>360,00</text:p>
          </table:table-cell>
          <table:table-cell table:style-name="ce23" office:value-type="string" calcext:value-type="string">
            <text:p>PG – R$ 1.000,00</text:p>
            <text:p>07/2024 – 580,00</text:p>
            <text:p>08/2024 – 420,00</text:p>
          </table:table-cell>
          <table:table-cell table:style-name="ce26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8" office:value-type="string" calcext:value-type="string">
            <text:p>Mens. 09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3]-[.F3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8" office:value-type="string" calcext:value-type="string">
            <text:p>Mens. 10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4]-[.F4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8" office:value-type="string" calcext:value-type="string">
            <text:p>Mens. 11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5]-[.F5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8" office:value-type="string" calcext:value-type="string">
            <text:p>Mens. 12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6]-[.F6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8" office:value-type="string" calcext:value-type="string">
            <text:p>Mens. 01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7]-[.F7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8" office:value-type="string" calcext:value-type="string">
            <text:p>Mens. 02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8]-[.F8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8" office:value-type="string" calcext:value-type="string">
            <text:p>Mens. 03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9]-[.F9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8" office:value-type="string" calcext:value-type="string">
            <text:p>Mens. 04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0]-[.F10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8" office:value-type="string" calcext:value-type="string">
            <text:p>Mens. 05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1]-[.F11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8" office:value-type="string" calcext:value-type="string">
            <text:p>Mens. 06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2]-[.F12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8" office:value-type="string" calcext:value-type="string">
            <text:p>Mens. 07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3]-[.F13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8" office:value-type="string" calcext:value-type="string">
            <text:p>Mens. 08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4]-[.F14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8" office:value-type="string" calcext:value-type="string">
            <text:p>Mens. 09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5]-[.F15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8" office:value-type="string" calcext:value-type="string">
            <text:p>Mens. 10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6]-[.F16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3"/>
          <table:table-cell table:style-name="ce9" table:number-columns-repeated="5"/>
          <table:table-cell table:style-name="ce20" office:value-type="string" calcext:value-type="string">
            <text:p>TOTAL</text:p>
          </table:table-cell>
          <table:table-cell table:style-name="ce42" table:formula="of:=SUM([.H2:.H16])" office:value-type="float" office:value="11280" calcext:value-type="float">
            <text:p>11.280,00</text:p>
          </table:table-cell>
          <table:table-cell table:style-name="ce47"/>
          <table:table-cell table:style-name="ce80" table:number-columns-repeated="55"/>
        </table:table-row>
        <table:table-row table:style-name="ro3">
          <table:table-cell table:style-name="ce4"/>
          <table:table-cell table:style-name="ce10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>
          <table:table-cell table:style-name="ce3"/>
          <table:table-cell table:style-name="ce11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>
          <table:table-cell table:style-name="ce5"/>
          <table:table-cell table:style-name="ce11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 table:number-rows-repeated="31969">
          <table:table-cell table:style-name="ce6"/>
          <table:table-cell table:style-name="ce10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8">
      <number:text>(</number:text>
      <number:currency-symbol/>
      <number:text>\,)</number:text>
      <style:map style:condition="value()&gt;=0" style:apply-style-name="N118P0"/>
    </number:currency-style>
    <number:number-style style:name="N120P0" style:volatile="true">
      <number:text>R$"</number:text>
      <number:number number:decimal-places="0" number:min-decimal-places="0" number:min-integer-digits="0"/>
      <number:text>"</number:text>
    </number:number-style>
    <number:currency-style style:name="N12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0P0"/>
    </number:currency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7:32.896592655">00:00:00</text:time></text:span><text:span text:style-name="MT2"><text:s/></text:span></text:p>
        </style:region-center>
        <style:region-right>
          <text:p><text:span text:style-name="MT4">Lopes-Silva</text:span></text:p>
          <text:p><text:span text:style-name="MT2">Luis/Sonia - Tel.: 3241-108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opes-Silva</text:span></text:p>
          <text:p>lopessilvaibiun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7:32.89879402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11-03T17:17:33.227276816</dc:date>
    <dc:language>pt-PT</dc:language>
    <meta:editing-cycles>681</meta:editing-cycles>
    <meta:editing-duration>P1DT14H49M54S</meta:editing-duration>
    <meta:print-date>2019-11-27T10:23:54.118000000</meta:print-date>
    <meta:document-statistic meta:table-count="1" meta:cell-count="102" meta:object-count="0"/>
    <meta:user-defined meta:name="Info 0"/>
    <meta:user-defined meta:name="Info 1"/>
    <meta:user-defined meta:name="Info 2"/>
    <meta:user-defined meta:name="Info 3"/>
  </office:meta>
</office:document-meta>
</file>